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CCC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CC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CCC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70AD47"/>
    </style:style>
    <style:style style:name="ce6" style:family="table-cell" style:parent-style-name="Default" style:data-style-name="N36">
      <style:table-cell-properties fo:border="thin solid #000000" style:vertical-align="middle" fo:background-color="#70AD47" style:repeat-content="false"/>
      <style:paragraph-properties fo:text-align="center"/>
    </style:style>
    <style:style style:name="ce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FFD966"/>
    </style:style>
    <style:style style:name="ce10" style:family="table-cell" style:parent-style-name="Default" style:data-style-name="N36">
      <style:table-cell-properties fo:border="thin solid #000000" style:vertical-align="middle" fo:background-color="#FFD96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D966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#70AD47"/>
    </style:style>
    <style:style style:name="ce21" style:family="table-cell" style:parent-style-name="Default" style:data-style-name="N36">
      <style:table-cell-properties fo:border="thin solid #000000" style:vertical-align="middle" fo:background-color="#70AD47" style:repeat-content="false"/>
      <style:paragraph-properties fo:text-align="center"/>
    </style:style>
    <style:style style:name="ce2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70AD47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6.66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chas_debid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Evento</text:p>
          </table:table-cell>
          <table:table-cell office:value-type="string" table:style-name="ce2">
            <text:p>fecha de inicio</text:p>
          </table:table-cell>
          <table:table-cell office:value-type="string" table:style-name="ce3">
            <text:p>fecha de fin</text:p>
          </table:table-cell>
          <table:table-cell office:value-type="string" table:style-name="ce2">
            <text:p>Estado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5">
            <text:p>Primera reunión equipo con profesor</text:p>
          </table:table-cell>
          <table:table-cell office:value-type="date" office:date-value="2016-02-22T00:00:00" table:style-name="ce6">
            <text:p>22/02/16</text:p>
          </table:table-cell>
          <table:table-cell office:value-type="date" office:date-value="2016-02-29T00:00:00" table:formula="of:=+[.B2]+7" table:style-name="ce7">
            <text:p>29/02/16</text:p>
          </table:table-cell>
          <table:table-cell office:value-type="string" table:style-name="ce8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gunda reunión con profesor</text:p>
          </table:table-cell>
          <table:table-cell office:value-type="date" office:date-value="2016-03-07T00:00:00" table:style-name="ce6">
            <text:p>07/03/16</text:p>
          </table:table-cell>
          <table:table-cell office:value-type="date" office:date-value="2016-03-14T00:00:00" table:formula="of:=+[.B3]+7" table:style-name="ce7">
            <text:p>14/03/16</text:p>
          </table:table-cell>
          <table:table-cell office:value-type="string" table:style-name="ce8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ercera reunión con profesor</text:p>
          </table:table-cell>
          <table:table-cell office:value-type="date" office:date-value="2016-04-18T00:00:00" table:style-name="ce21">
            <text:p>18/04/16</text:p>
          </table:table-cell>
          <table:table-cell office:value-type="date" office:date-value="2016-04-25T00:00:00" table:formula="of:=+[.B4]+7" table:style-name="ce22">
            <text:p>25/04/16</text:p>
          </table:table-cell>
          <table:table-cell office:value-type="string" table:style-name="ce23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uarta reunión con profesor</text:p>
          </table:table-cell>
          <table:table-cell office:value-type="date" office:date-value="2016-05-02T00:00:00" table:style-name="ce10">
            <text:p>02/05/16</text:p>
          </table:table-cell>
          <table:table-cell office:value-type="date" office:date-value="2016-05-09T00:00:00" table:formula="of:=+[.B5]+7" table:style-name="ce11">
            <text:p>09/05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Quinta reunión con profesor</text:p>
          </table:table-cell>
          <table:table-cell office:value-type="string" table:style-name="ce14">
            <text:p>A concretar</text:p>
          </table:table-cell>
          <table:table-cell table:style-name="ce15"/>
          <table:table-cell office:value-type="string" table:style-name="ce16">
            <text:p>A concreta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xta reunión con profesor</text:p>
          </table:table-cell>
          <table:table-cell office:value-type="date" office:date-value="2016-05-30T00:00:00" table:style-name="ce10">
            <text:p>30/05/16</text:p>
          </table:table-cell>
          <table:table-cell office:value-type="date" office:date-value="2016-06-06T00:00:00" table:formula="of:=+[.B7]+7" table:style-name="ce11">
            <text:p>06/06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trega propuesta del proyecto</text:p>
          </table:table-cell>
          <table:table-cell office:value-type="date" office:date-value="2015-03-13T00:00:00" table:style-name="ce6">
            <text:p>13/03/15</text:p>
          </table:table-cell>
          <table:table-cell office:value-type="date" office:date-value="2015-03-13T00:00:00" table:formula="of:=+[.B8]" table:style-name="ce7">
            <text:p>13/03/15</text:p>
          </table:table-cell>
          <table:table-cell office:value-type="string" table:style-name="ce8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inal 1ª iteración</text:p>
          </table:table-cell>
          <table:table-cell office:value-type="date" office:date-value="2016-04-15T00:00:00" table:style-name="ce10">
            <text:p>15/04/16</text:p>
          </table:table-cell>
          <table:table-cell office:value-type="date" office:date-value="2016-04-15T00:00:00" table:style-name="ce11">
            <text:p>15/04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Auditoria interna</text:p>
          </table:table-cell>
          <table:table-cell office:value-type="date" office:date-value="2016-04-26T00:00:00" table:style-name="ce21">
            <text:p>26/04/16</text:p>
          </table:table-cell>
          <table:table-cell office:value-type="date" office:date-value="2016-04-26T00:00:00" table:style-name="ce22">
            <text:p>26/04/16</text:p>
          </table:table-cell>
          <table:table-cell office:value-type="string" table:style-name="ce23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uditoria externa</text:p>
          </table:table-cell>
          <table:table-cell office:value-type="date" office:date-value="2016-05-03T00:00:00" table:style-name="ce10">
            <text:p>03/05/16</text:p>
          </table:table-cell>
          <table:table-cell office:value-type="date" office:date-value="2016-05-03T00:00:00" table:style-name="ce11">
            <text:p>03/05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sentación comercial proyecto</text:p>
          </table:table-cell>
          <table:table-cell office:value-type="date" office:date-value="2016-05-09T00:00:00" table:style-name="ce10">
            <text:p>09/05/16</text:p>
          </table:table-cell>
          <table:table-cell office:value-type="date" office:date-value="2016-05-11T00:00:00" table:style-name="ce11">
            <text:p>11/05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sentación técnica del proyecto</text:p>
          </table:table-cell>
          <table:table-cell office:value-type="date" office:date-value="2016-05-23T00:00:00" table:style-name="ce10">
            <text:p>23/05/16</text:p>
          </table:table-cell>
          <table:table-cell office:value-type="date" office:date-value="2016-05-25T00:00:00" table:style-name="ce11">
            <text:p>25/05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ntrega del proyecto</text:p>
          </table:table-cell>
          <table:table-cell office:value-type="date" office:date-value="2016-05-27T00:00:00" table:style-name="ce10">
            <text:p>27/05/16</text:p>
          </table:table-cell>
          <table:table-cell office:value-type="date" office:date-value="2016-05-27T00:00:00" table:style-name="ce11">
            <text:p>27/05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amen junio</text:p>
          </table:table-cell>
          <table:table-cell office:value-type="date" office:date-value="2016-06-07T00:00:00" table:style-name="ce10">
            <text:p>07/06/16</text:p>
          </table:table-cell>
          <table:table-cell office:value-type="date" office:date-value="2016-06-07T00:00:00" table:style-name="ce11">
            <text:p>07/06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amen septiembre</text:p>
          </table:table-cell>
          <table:table-cell office:value-type="date" office:date-value="2016-09-05T00:00:00" table:style-name="ce10">
            <text:p>05/09/16</text:p>
          </table:table-cell>
          <table:table-cell office:value-type="date" office:date-value="2016-09-05T00:00:00" table:style-name="ce11">
            <text:p>05/09/16</text:p>
          </table:table-cell>
          <table:table-cell office:value-type="string" table:style-name="ce12">
            <text:p>----------------</text:p>
          </table:table-cell>
          <table:table-cell table:number-columns-repeated="16380"/>
        </table:table-row>
        <table:table-row table:style-name="ro1">
          <table:table-cell table:style-name="ce17"/>
          <table:table-cell table:style-name="ce18"/>
          <table:table-cell table:style-name="ce19"/>
          <table:table-cell table:style-name="ce18"/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(</number:text>
      <number:number number:decimal-places="2" number:min-integer-digits="1" number:grouping="true"/>
      <number:text>)</number:text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_50_0_37__32_-_32__201_nfasis1" style:display-name="20% - Énfasis1" style:family="table-cell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_50_0_37__32_-_32__201_nfasis2" style:display-name="20% - Énfasis2" style:family="table-cell" style:data-style-name="N0">
      <style:table-cell-properties style:vertical-align="automatic" fo:background-color="#FFCC99"/>
      <style:text-properties fo:font-size="11pt" style:font-size-asian="11pt" style:font-size-complex="11pt"/>
    </style:style>
    <style:style style:name="_50_0_37__32_-_32__201_nfasis3" style:display-name="20% - Énfasis3" style:family="table-cell" style:data-style-name="N0">
      <style:table-cell-properties style:vertical-align="automatic" fo:background-color="#FFFFCC"/>
      <style:text-properties fo:font-size="11pt" style:font-size-asian="11pt" style:font-size-complex="11pt"/>
    </style:style>
    <style:style style:name="_50_0_37__32_-_32__201_nfasis4" style:display-name="20% - Énfasis4" style:family="table-cell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font-size="11pt" style:font-size-asian="11pt" style:font-size-complex="11pt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font-size="11pt" style:font-size-asian="11pt" style:font-size-complex="11pt"/>
    </style:style>
    <style:style style:name="_52_0_37__32_-_32__201_nfasis1" style:display-name="40% - Énfasis1" style:family="table-cell" style:data-style-name="N0">
      <style:table-cell-properties style:vertical-align="automatic" fo:background-color="#C0C0C0"/>
      <style:text-properties fo:font-size="11pt" style:font-size-asian="11pt" style:font-size-complex="11pt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font-size="11pt" style:font-size-asian="11pt" style:font-size-complex="11pt"/>
    </style:style>
    <style:style style:name="_52_0_37__32_-_32__201_nfasis3" style:display-name="40% - Énfasis3" style:family="table-cell" style:data-style-name="N0">
      <style:table-cell-properties style:vertical-align="automatic" fo:background-color="#FFFF99"/>
      <style:text-properties fo:font-size="11pt" style:font-size-asian="11pt" style:font-size-complex="11pt"/>
    </style:style>
    <style:style style:name="_52_0_37__32_-_32__201_nfasis4" style:display-name="40% - Énfasis4" style:family="table-cell" style:data-style-name="N0">
      <style:table-cell-properties style:vertical-align="automatic" fo:background-color="#C0C0C0"/>
      <style:text-properties fo:font-size="11pt" style:font-size-asian="11pt" style:font-size-complex="11pt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font-size="11pt" style:font-size-asian="11pt" style:font-size-complex="11pt"/>
    </style:style>
    <style:style style:name="_52_0_37__32_-_32__201_nfasis6" style:display-name="40% - Énfasis6" style:family="table-cell" style:data-style-name="N0">
      <style:table-cell-properties style:vertical-align="automatic" fo:background-color="#FFCC99"/>
      <style:text-properties fo:font-size="11pt" style:font-size-asian="11pt" style:font-size-complex="11pt"/>
    </style:style>
    <style:style style:name="_54_0_37__32_-_32__201_nfasis1" style:display-name="60% - Énfasis1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fo:font-size="11pt" style:font-size-asian="11pt" style:font-size-complex="11pt"/>
    </style:style>
    <style:style style:name="_54_0_37__32_-_32__201_nfasis3" style:display-name="60% - Énfasis3" style:family="table-cell" style:data-style-name="N0">
      <style:table-cell-properties style:vertical-align="automatic" fo:background-color="#FFFF99"/>
      <style:text-properties fo:color="#FFFFFF" fo:font-size="11pt" style:font-size-asian="11pt" style:font-size-complex="11pt"/>
    </style:style>
    <style:style style:name="_54_0_37__32_-_32__201_nfasis4" style:display-name="60% - Énfasis4" style:family="table-cell" style:data-style-name="N0">
      <style:table-cell-properties style:vertical-align="automatic" fo:background-color="#C0C0C0"/>
      <style:text-properties fo:color="#FFFFFF" fo:font-size="11pt" style:font-size-asian="11pt" style:font-size-complex="11pt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54_0_37__32_-_32__201_nfasis6" style:display-name="60% - Énfasis6" style:family="table-cell" style:data-style-name="N0">
      <style:table-cell-properties style:vertical-align="automatic" fo:background-color="#FFCC99"/>
      <style:text-properties fo:color="#FFFFFF" fo:font-size="11pt" style:font-size-asian="11pt" style:font-size-complex="11pt"/>
    </style:style>
    <style:style style:name="Advertencia" style:family="table-cell" style:data-style-name="N0">
      <style:table-cell-properties style:vertical-align="automatic" fo:background-color="transparent"/>
      <style:text-properties fo:color="#DD0806" fo:font-size="11pt" style:font-size-asian="11pt" style:font-size-complex="11pt"/>
    </style:style>
    <style:style style:name="Calcular" style:family="table-cell" style:data-style-name="N0">
      <style:table-cell-properties fo:border="thin solid #808080" style:vertical-align="automatic" fo:background-color="#FFFFFF"/>
      <style:text-properties fo:color="#FF9900" fo:font-size="11pt" style:font-size-asian="11pt" style:font-size-complex="11pt" fo:font-weight="bold" style:font-weight-asian="bold" style:font-weight-complex="bold"/>
    </style:style>
    <style:style style:name="Celda_32_comprob." style:display-name="Celda comprob." style:family="table-cell" style:data-style-name="N0">
      <style:table-cell-properties fo:border="thin double #333333" style:vertical-align="automatic" fo:background-color="#969696"/>
      <style:text-properties fo:color="#FFFFFF" fo:font-size="11pt" style:font-size-asian="11pt" style:font-size-complex="11pt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fo:font-size="11pt" style:font-size-asian="11pt" style:font-size-complex="11pt"/>
    </style:style>
    <style:style style:name="Correcto" style:family="table-cell" style:data-style-name="N0">
      <style:table-cell-properties style:vertical-align="automatic" fo:background-color="#CCFFCC"/>
      <style:text-properties fo:color="#006411" fo:font-size="11pt" style:font-size-asian="11pt" style:font-size-complex="11pt"/>
    </style:style>
    <style:style style:name="Encabez._32_1" style:display-name="Encabez.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fo:font-size="15pt" style:font-size-asian="15pt" style:font-size-complex="15pt" fo:font-weight="bold" style:font-weight-asian="bold" style:font-weight-complex="bold"/>
    </style:style>
    <style:style style:name="Encabez._32_2" style:display-name="Encabez.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333399" fo:font-size="13pt" style:font-size-asian="13pt" style:font-size-complex="13pt" fo:font-weight="bold" style:font-weight-asian="bold" style:font-weight-complex="bold"/>
    </style:style>
    <style:style style:name="Encabezado_32_3" style:display-name="Encabezado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fo:font-size="11pt" style:font-size-asian="11pt" style:font-size-complex="11pt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333399" fo:font-size="11pt" style:font-size-asian="11pt" style:font-size-complex="11pt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201_nfasis2" style:display-name="Énfasis2" style:family="table-cell" style:data-style-name="N0">
      <style:table-cell-properties style:vertical-align="automatic" fo:background-color="#DD0806"/>
      <style:text-properties fo:color="#FFFFFF" fo:font-size="11pt" style:font-size-asian="11pt" style:font-size-complex="11pt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fo:font-size="11pt" style:font-size-asian="11pt" style:font-size-complex="11pt"/>
    </style:style>
    <style:style style:name="_201_nfasis4" style:display-name="Énfasis4" style:family="table-cell" style:data-style-name="N0">
      <style:table-cell-properties style:vertical-align="automatic" fo:background-color="#666699"/>
      <style:text-properties fo:color="#FFFFFF" fo:font-size="11pt" style:font-size-asian="11pt" style:font-size-complex="11pt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fo:font-size="11pt" style:font-size-asian="11pt" style:font-size-complex="11pt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fo:font-size="11pt" style:font-size-asian="11pt" style:font-size-complex="11pt"/>
    </style:style>
    <style:style style:name="Excel_BuiltIn_Comma" style:family="table-cell" style:data-style-name="N37">
      <style:table-cell-properties style:vertical-align="automatic" fo:background-color="transparent"/>
    </style:style>
    <style:style style:name="Explicaci_243_n" style:display-name="Explicación" style:family="table-cell" style:data-style-name="N0">
      <style:table-cell-properties style:vertical-align="automatic" fo:background-color="transparent"/>
      <style:text-properties fo:color="#808080" fo:font-size="11pt" style:font-size-asian="11pt" style:font-size-complex="11pt" fo:font-style="italic" style:font-style-asian="italic" style:font-style-complex="italic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4600A5" fo:font-size="11pt" style:font-size-asian="11pt" style:font-size-complex="11pt"/>
    </style:style>
    <style:style style:name="Neutral" style:family="table-cell" style:data-style-name="N0">
      <style:table-cell-properties style:vertical-align="automatic" fo:background-color="#FFFF99"/>
      <style:text-properties fo:color="#993300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FFFFFF"/>
      <style:text-properties fo:color="#333333" fo:font-size="11pt" style:font-size-asian="11pt" style:font-size-complex="11pt" fo:font-weight="bold" style:font-weight-asian="bold" style:font-weight-complex="bold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font-size="11pt" style:font-size-asian="11pt" style:font-size-complex="11pt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rancisco Javier López Pellicer</meta:initial-creator>
    <dc:creator>Adrian</dc:creator>
    <meta:creation-date>2012-12-27T15:34:46Z</meta:creation-date>
    <dc:date>2016-05-01T17:30:43Z</dc:date>
    <meta:print-date>2013-02-04T11:13:42Z</meta:print-date>
    <meta:editing-cycles>44</meta:editing-cycles>
    <meta:editing-duration>PT92836S</meta:editing-duration>
  </office:meta>
</office:document-meta>
</file>